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CAMPAGNA DI RUSSIA di Manuel Grotto</text:p>
      <text:p text:style-name="P3"/>
      <text:p text:style-name="P3">Ho appena letto <text:span text:style-name="T1">La CAMPAGNA DI RUSSIA </text:span><text:span text:style-name="T2">di Manuel Grotto, 2008 Edito dall'A.N.A., sezione di Vicenza con il patrocinio della <text:s/>Provincia di Vicenza e della regione Veneto, pagg. 311 , volume riccamente illustrato, di cui mi ha voluto farmi dono gradito il mio consuocero Silvano Miotello, del cui genitore Terenzio il volume contiene una testimonianza del suo impegno in quella <text:s/>campagna di guerra a pagina <text:s/>246.</text:span></text:p>
      <text:p text:style-name="P3"><text:span text:style-name="T2">L'autore non nuovo a questa esperienza, avendo già pubblicato </text:span><text:span text:style-name="T1">Dalle Dolomiti al Carso e da Caporetto al Piave</text:span><text:span text:style-name="T2">, Edizioni ANA sez. di Vicenza, in cui narra delle vicende della Prima Guerra Mondiale e traccia un primo bilancio di glorie del Corpo degli Alpini, di cui egli si onora di appartenere, giacché un Alpino non è mai in congedo, essendo questo un Corpo molto coeso, basti pensare ai Raduni affollatissimi che ogni anno sfilano per le città d'Italia e non solo.</text:span></text:p>
      <text:p text:style-name="P4">L' Autore con impegno notevole scrive la storia della Divisione Julia facendo parlare gli oltre 120 testimoni che <text:s/>hanno vissuto sulla propria pelle la grande tragedia della campagna di Grecia, prima, e di Russia dopo, disegnando un profilo storico rigoroso, colmo di umanità e di valori, di eroici sacrifici, <text:s/>niente affatto ripagati da uno Stato che nel male e solo nel male, dico, quella catastrofe volle. </text:p>
      <text:p text:style-name="P4">Nei racconti dei 120 protagonisti ( in effetti centoventi microstorie, che messe insieme consente a ciascuno di farsi una idea storica precisa ) risalta evidente che la campagna di Russia <text:s/>ebbe scarsa preparazione: <text:s/>furono inviate le truppe non bene equipaggiate, basti pensare al vestiario inefficiente che ha visto costretti al supplizio del congelamento di migliaia e migliaia di nostri eroici fratelli, che <text:s/>vedevano diventare un tutt'uno scarpe e piedi, calzature che dovevano essere tagliate per poterle sfilare e, infine, erano molte le dita dei piedi che si staccavano, da sole, insieme alle scarpe.</text:p>
      <text:p text:style-name="P4">Autocarri che non riuscivano a sopportare le bassissime temperature <text:s/>russe e restavano immobili. Uomini, ufficiali, soldati e sottufficiali che restavano impietriti sulla cavalcatura per il gelo, giovani che elemosinavano un <text:s/>ultimo atto di pietà ai compagni, chiedendo loro un colpo di grazia. </text:p>
      <text:p text:style-name="P4">Accanto a queste testimonianze non mancano atti eroici, di soldati che aiutano i civili e di civili che aiutano i soldati. Non mancano <text:s/>aneddoti sul cattivo comportamento degli alleati tedeschi nei confronti della popolazione russa, ma pure nei confronti dei tanti soldati italiani. Non mancano testimonianze <text:s/>della fine delle popolazioni civili ebraiche (pag. 297) <text:s/>, passate alle armi, in luoghi ristretti per risparmiare munizioni.</text:p>
      <text:p text:style-name="P4">“ Mi fecero arrivare in prossimità di un fossato anticarro“ scrive <text:s/>l'Autiere Basso Giuseppe “ e li misero (gli ebrei) in due file cisì, capii poi, bastarono metà pallottole per ucciderli. Ci facevano fare questi lavori orrendi pretendendo che assieme a noi non ci fossero ufficiali italiani”. Avrei voluto chiedere a quel soldato autiere se il suo comandante poi, non fosse venuto a conoscenza di quei trasporti.</text:p>
      <text:p text:style-name="P3"><text:span text:style-name="T2">Dalla lettura delle lettere viene fuori una gran quantità di inediti; prima di tutto si trovano testimonianze inappuntabili sulla <text:s/>fine di tanti soldati italiani che sono morti a causa del gelo ed anche dei motivi per cui le Autorità russe, spesso non sapevano nulla di tanti dei <text:s/>nostri che noi credevamo prigionieri dei russi, ma che in effetti nei </text:span><text:soft-page-break/><text:span text:style-name="T2">campi di prigionia non erano proprio arrivati a causa di ferite, malattie e soprattutto gelo, in quanto i prigionieri venivano registrati solo dopo essere arrivati nei Campi di </text:span><text:span text:style-name="T2">concentramento, ma questi cessavano di vivere durante la marcia del “</text:span><text:span text:style-name="T1">davai!</text:span><text:span text:style-name="T2">” . </text:span></text:p>
      <text:p text:style-name="P4">La propaganda politica italiana <text:s/>ci ha fatto credere per anni, ma a torto, che i russi non ce li volevano restituire i nostri prigionieri, per chissà quale crimine. </text:p>
      <text:p text:style-name="P4">Molte sono le testimonianze di simpatia e rispetto che le popolazioni civili nutrivano per gli italiani, non vi è lettera che non parli della brava popolazione russa.</text:p>
      <text:p text:style-name="P4">In qualche lettera viene fuori pure che i tedeschi e anche gli italiani non erano molto teneri verso i prigionieri nemici feriti, comportandosi così come facevano i russi con i nostri feriti, <text:s/>senti Munaretto Ugo a pag.287 “ Nell'aprile del 1942 dopo un mese del nostro arrivo i tedeschi fecero la “<text:span text:style-name="T1">Sacca di Karkov</text:span>” dove catturarono una trentina di divisioni russe. I prigionieri passarono per cinque giorni nella strada a fianco a noi e chi non riusciva a stare al passo veniva ucciso con un colpo di moschetto.”.</text:p>
      <text:p text:style-name="P4"><text:s/>Purtroppo la guerra è guerra! Guai ai popoli che intendono risolvere i propri problemi con essa. Io detesto tutti i regimi di destra e di sinistra perché <text:s/>sono tutti guerrafondai.</text:p>
      <text:p text:style-name="P4">Insomma, secondo me la storia di Russia, grazie alla serietà della ricerca di Manuel Grotto è ancora da riscrivere e devo dedurre che la maggior parte di quelli che si sono salvati erano impegnati nelle retrovie. Tutto il resto è stato usato come carne da macello.</text:p>
      <text:p text:style-name="P4">Io dico grazie all'Autore per avermi dato questa immane montagna di documenti, di prima mano, che hanno chiarito in me tanti dubbi ed esorto studiosi e ricercatori di fare luce su altri prigionieri, quelli fatti tali dall' Inghilterra in Africa Orientale e mandati nei campi di concentramento in India, poiché <text:s/>per anni si è taciuto dei maltrattamenti subiti dai nostri soldati in quei campi, volendo ricordare che di quei prigionieri solo poche decine sono sopravvissuti <text:s/>di un decennio di vita dal loro ritorno in patria e da quanto ne so, gli inglesi non sono stati da meno dei tedeschi con i progionieri militari che non hanno voluto collaborare.</text:p>
      <text:p text:style-name="P1"><text:span text:style-name="T3">Invito, infine, <text:s/>i Presidi delle scuole e le associazioni di combattenti e reduci <text:s/>a fare pubbliche letture dei testi di Manuel Grotto <text:s/>poiché quei testi ben veicolati e discussi non possono fare altro che fare amare la </text:span><text:span text:style-name="T4">PACE</text:span><text:span text:style-name="T3"> alle future generazioni. Grazie Manuel Grotto, </text:span><text:span text:style-name="T5">ad majora</text:span><text:span text:style-name="T3">. <text:s text:c="2"/></text:span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6:13:08.55</meta:creation-date>
    <dc:date>2014-10-16T11:52:08.21</dc:date>
    <meta:editing-duration>PT53M13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2" meta:paragraph-count="16" meta:word-count="957" meta:character-count="5903"/>
  </office:meta>
</office:document-meta>
</file>